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fo:language="da" fo:country="DK"/>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Hyperlink" style:family="text">
      <style:text-properties fo:font-weight="bold" style:font-weight-asian="bold" style:font-weight-complex="bold" fo:language="en" fo:country="US"/>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CommentReference"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CommentReference"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Times New Roman" fo:font-size="12pt" style:font-size-asian="12pt" style:font-size-complex="12pt"/>
    </style:style>
    <style:style style:name="T376" style:parent-style-name="CommentReference"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T388" style:parent-style-name="DefaultParagraphFont" style:family="text">
      <style:text-properties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CommentReference"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T402" style:parent-style-name="Hyperlink" style:family="text">
      <style:text-properties fo:font-weight="bold" style:font-weight-asian="bold" style:font-weight-complex="bold" fo:language="en" fo:country="US"/>
    </style:style>
    <style:style style:name="T403" style:parent-style-name="CommentReference" style:family="text">
      <style:text-properties style:font-name="Times New Roman" fo:font-size="12pt" style:font-size-asian="12pt" style:font-size-complex="12pt"/>
    </style:style>
    <style:style style:name="T404" style:parent-style-name="CommentReference"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Hyperlink" style:family="text">
      <style:text-properties fo:font-weight="bold" style:font-weight-asian="bold" style:font-weight-complex="bold" fo:language="da" fo:country="DK"/>
    </style:style>
    <style:style style:name="T41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5" style:parent-style-name="DefaultParagraphFont" style:family="text">
      <style:text-properties style:font-name="Times New Roman"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18" style:parent-style-name="Standard" style:family="paragraph">
      <style:paragraph-properties fo:text-align="start" fo:text-indent="0in"/>
    </style:style>
    <style:style style:name="T4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fo:font-weight="bold" style:font-weight-asian="bold" style:font-weight-complex="bold" fo:language="en" fo:country="US"/>
    </style:style>
    <style:style style:name="P423" style:parent-style-name="CommentText" style:family="paragraph">
      <style:paragraph-properties fo:text-align="start" fo:text-indent="0in"/>
    </style:style>
    <style:style style:name="T424" style:parent-style-name="DefaultParagraphFont" style:family="text">
      <style:text-properties fo:language="da" fo:country="DK"/>
    </style:style>
    <style:style style:name="T425" style:parent-style-name="DefaultParagraphFont" style:family="text">
      <style:text-properties fo:background-color="#FFFF00" fo:language="da" fo:country="DK"/>
    </style:style>
    <style:style style:name="T426" style:parent-style-name="DefaultParagraphFont" style:family="text">
      <style:text-properties fo:language="da" fo:country="DK"/>
    </style:style>
    <style:style style:name="T427" style:parent-style-name="DefaultParagraphFont" style:family="text">
      <style:text-properties fo:background-color="#00FFFF" fo:language="da" fo:country="DK"/>
    </style:style>
    <style:style style:name="T428" style:parent-style-name="DefaultParagraphFont" style:family="text">
      <style:text-properties fo:language="da" fo:country="DK"/>
    </style:style>
    <style:style style:name="T429" style:parent-style-name="DefaultParagraphFont" style:family="text">
      <style:text-properties fo:background-color="#00FF00" fo:language="da" fo:country="DK"/>
    </style:style>
    <style:style style:name="T430" style:parent-style-name="DefaultParagraphFont" style:family="text">
      <style:text-properties fo:language="da" fo:country="DK"/>
    </style:style>
    <style:style style:name="T431" style:parent-style-name="DefaultParagraphFont" style:family="text">
      <style:text-properties fo:background-color="#FF00FF" fo:language="da" fo:country="DK"/>
    </style:style>
    <style:style style:name="T432" style:parent-style-name="DefaultParagraphFont" style:family="text">
      <style:text-properties fo:language="da" fo:country="DK"/>
    </style:style>
    <style:style style:name="T433" style:parent-style-name="DefaultParagraphFont" style:family="text">
      <style:text-properties fo:language="en" fo:country="US"/>
    </style:style>
    <style:style style:name="P434" style:parent-style-name="CommentText" style:family="paragraph">
      <style:paragraph-properties fo:text-align="start" fo:text-indent="0in"/>
    </style:style>
    <style:style style:name="T435" style:parent-style-name="DefaultParagraphFont" style:family="text">
      <style:text-properties fo:language="en" fo:country="US"/>
    </style:style>
    <style:style style:name="T436" style:parent-style-name="DefaultParagraphFont" style:family="text">
      <style:text-properties fo:background-color="#FFFF00" fo:language="en" fo:country="US"/>
    </style:style>
    <style:style style:name="T437" style:parent-style-name="DefaultParagraphFont" style:family="text">
      <style:text-properties fo:language="en" fo:country="US"/>
    </style:style>
    <style:style style:name="T438" style:parent-style-name="DefaultParagraphFont" style:family="text">
      <style:text-properties fo:background-color="#FFFF00" fo:language="en" fo:country="US"/>
    </style:style>
    <style:style style:name="T439" style:parent-style-name="DefaultParagraphFont" style:family="text">
      <style:text-properties fo:language="en" fo:country="US"/>
    </style:style>
    <style:style style:name="T440" style:parent-style-name="DefaultParagraphFont" style:family="text">
      <style:text-properties fo:background-color="#00FF00" fo:language="en" fo:country="US"/>
    </style:style>
    <style:style style:name="T441" style:parent-style-name="DefaultParagraphFont" style:family="text">
      <style:text-properties fo:language="en" fo:country="US"/>
    </style:style>
    <style:style style:name="T442" style:parent-style-name="DefaultParagraphFont" style:family="text">
      <style:text-properties fo:background-color="#FFFF00" fo:language="en" fo:country="US"/>
    </style:style>
    <style:style style:name="T443" style:parent-style-name="DefaultParagraphFont" style:family="text">
      <style:text-properties fo:language="en" fo:country="US"/>
    </style:style>
    <style:style style:name="P444" style:parent-style-name="CommentText" style:family="paragraph">
      <style:paragraph-properties fo:text-align="start" fo:text-indent="0in"/>
    </style:style>
    <style:style style:name="T445" style:parent-style-name="DefaultParagraphFont" style:family="text">
      <style:text-properties fo:language="en" fo:country="US"/>
    </style:style>
    <style:style style:name="T446" style:parent-style-name="DefaultParagraphFont" style:family="text">
      <style:text-properties fo:background-color="#FF00FF" fo:language="en" fo:country="US"/>
    </style:style>
    <style:style style:name="T447" style:parent-style-name="DefaultParagraphFont" style:family="text">
      <style:text-properties fo:language="en" fo:country="US"/>
    </style:style>
    <style:style style:name="T448" style:parent-style-name="DefaultParagraphFont" style:family="text">
      <style:text-properties fo:background-color="#00FF00" fo:language="en" fo:country="US"/>
    </style:style>
    <style:style style:name="T449" style:parent-style-name="DefaultParagraphFont" style:family="text">
      <style:text-properties fo:language="en" fo:country="US"/>
    </style:style>
    <style:style style:name="T450" style:parent-style-name="DefaultParagraphFont" style:family="text">
      <style:text-properties fo:background-color="#FFFF00" fo:language="en" fo:country="US"/>
    </style:style>
    <style:style style:name="T451" style:parent-style-name="DefaultParagraphFont" style:family="text">
      <style:text-properties fo:language="en" fo:country="US"/>
    </style:style>
    <style:style style:name="P452" style:parent-style-name="CommentText" style:family="paragraph">
      <style:paragraph-properties fo:text-align="start" fo:text-indent="0in"/>
    </style:style>
    <style:style style:name="T453" style:parent-style-name="DefaultParagraphFont" style:family="text">
      <style:text-properties fo:font-weight="bold" style:font-weight-asian="bold" style:font-weight-complex="bold" fo:language="en" fo:country="US"/>
    </style:style>
    <style:style style:name="P454" style:parent-style-name="CommentText" style:family="paragraph">
      <style:paragraph-properties fo:text-align="start" fo:text-indent="0in"/>
    </style:style>
    <style:style style:name="T455" style:parent-style-name="DefaultParagraphFont" style:family="text">
      <style:text-properties fo:language="en" fo:country="US"/>
    </style:style>
    <style:style style:name="T456" style:parent-style-name="DefaultParagraphFont" style:family="text">
      <style:text-properties fo:background-color="#00FF00" fo:language="en" fo:country="US"/>
    </style:style>
    <style:style style:name="T457" style:parent-style-name="DefaultParagraphFont" style:family="text">
      <style:text-properties fo:language="en" fo:country="US"/>
    </style:style>
    <style:style style:name="T458" style:parent-style-name="DefaultParagraphFont" style:family="text">
      <style:text-properties fo:background-color="#00FF00" fo:language="en" fo:country="US"/>
    </style:style>
    <style:style style:name="T459" style:parent-style-name="DefaultParagraphFont" style:family="text">
      <style:text-properties fo:language="en" fo:country="US"/>
    </style:style>
    <style:style style:name="P460" style:parent-style-name="CommentText" style:family="paragraph">
      <style:paragraph-properties fo:text-align="start" fo:text-indent="0in"/>
    </style:style>
    <style:style style:name="T461" style:parent-style-name="DefaultParagraphFont" style:family="text">
      <style:text-properties fo:language="en" fo:country="US"/>
    </style:style>
    <style:style style:name="P462" style:parent-style-name="CommentText" style:family="paragraph">
      <style:paragraph-properties fo:text-align="start" fo:text-indent="0in"/>
    </style:style>
    <style:style style:name="T463" style:parent-style-name="DefaultParagraphFont" style:family="text">
      <style:text-properties fo:language="en" fo:country="US"/>
    </style:style>
    <style:style style:name="T464" style:parent-style-name="DefaultParagraphFont" style:family="text">
      <style:text-properties fo:background-color="#FFFF00" fo:language="en" fo:country="US"/>
    </style:style>
    <style:style style:name="T465" style:parent-style-name="DefaultParagraphFont" style:family="text">
      <style:text-properties fo:language="en" fo:country="US"/>
    </style:style>
    <style:style style:name="T466" style:parent-style-name="DefaultParagraphFont" style:family="text">
      <style:text-properties fo:background-color="#FFFF00" fo:language="en" fo:country="US"/>
    </style:style>
    <style:style style:name="T467" style:parent-style-name="DefaultParagraphFont" style:family="text">
      <style:text-properties fo:language="en" fo:country="US"/>
    </style:style>
    <style:style style:name="T468" style:parent-style-name="DefaultParagraphFont" style:family="text">
      <style:text-properties fo:background-color="#FF00FF" fo:language="en" fo:country="US"/>
    </style:style>
    <style:style style:name="T469" style:parent-style-name="DefaultParagraphFont" style:family="text">
      <style:text-properties fo:language="en" fo:country="US"/>
    </style:style>
    <style:style style:name="T470" style:parent-style-name="DefaultParagraphFont" style:family="text">
      <style:text-properties fo:background-color="#00FF00" fo:language="en" fo:country="US"/>
    </style:style>
    <style:style style:name="T471" style:parent-style-name="DefaultParagraphFont" style:family="text">
      <style:text-properties fo:language="en" fo:country="US"/>
    </style:style>
    <style:style style:name="T472" style:parent-style-name="DefaultParagraphFont" style:family="text">
      <style:text-properties fo:background-color="#00FF00" fo:language="en" fo:country="US"/>
    </style:style>
    <style:style style:name="T473" style:parent-style-name="DefaultParagraphFont" style:family="text">
      <style:text-properties fo:language="en" fo:country="US"/>
    </style:style>
    <style:style style:name="T474" style:parent-style-name="DefaultParagraphFont" style:family="text">
      <style:text-properties fo:background-color="#FFFF00" fo:language="en" fo:country="US"/>
    </style:style>
    <style:style style:name="T475" style:parent-style-name="DefaultParagraphFont" style:family="text">
      <style:text-properties fo:language="en" fo:country="US"/>
    </style:style>
    <style:style style:name="T476" style:parent-style-name="DefaultParagraphFont" style:family="text">
      <style:text-properties fo:background-color="#00FFFF" fo:language="en" fo:country="US"/>
    </style:style>
    <style:style style:name="T477" style:parent-style-name="DefaultParagraphFont" style:family="text">
      <style:text-properties fo:language="en" fo:country="US"/>
    </style:style>
    <style:style style:name="T4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0" style:parent-style-name="Standard" style:family="paragraph">
      <style:paragraph-properties fo:text-align="start" fo:text-indent="0in"/>
    </style:style>
    <style:style style:name="T481" style:parent-style-name="DefaultParagraphFont" style:family="text">
      <style:text-properties style:font-name="Times New Roman" fo:font-size="12pt" style:font-size-asian="12pt" style:font-size-complex="12pt" fo:language="en" fo:country="US"/>
    </style:style>
    <style:style style:name="T482" style:parent-style-name="DefaultParagraphFont" style:family="text">
      <style:text-properties style:font-name="Times New Roman"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DefaultParagraphFont" style:family="text">
      <style:text-properties fo:language="en" fo:country="US"/>
    </style:style>
    <style:style style:name="T485" style:parent-style-name="DefaultParagraphFont" style:family="text">
      <style:text-properties fo:background-color="#00FF00" fo:language="en" fo:country="US"/>
    </style:style>
    <style:style style:name="T486" style:parent-style-name="DefaultParagraphFont" style:family="text">
      <style:text-properties fo:language="en" fo:country="US"/>
    </style:style>
    <style:style style:name="T487" style:parent-style-name="DefaultParagraphFont" style:family="text">
      <style:text-properties fo:background-color="#FFFF00" fo:language="en" fo:country="US"/>
    </style:style>
    <style:style style:name="T488" style:parent-style-name="DefaultParagraphFont" style:family="text">
      <style:text-properties fo:language="en" fo:country="US"/>
    </style:style>
    <style:style style:name="T489" style:parent-style-name="DefaultParagraphFont" style:family="text">
      <style:text-properties fo:background-color="#00FFFF" fo:language="en" fo:country="US"/>
    </style:style>
    <style:style style:name="T490" style:parent-style-name="DefaultParagraphFont" style:family="text">
      <style:text-properties fo:language="en" fo:country="US"/>
    </style:style>
    <style:style style:name="T491" style:parent-style-name="DefaultParagraphFont" style:family="text">
      <style:text-properties fo:background-color="#00FF00" fo:language="en" fo:country="US"/>
    </style:style>
    <style:style style:name="T492" style:parent-style-name="DefaultParagraphFont" style:family="text">
      <style:text-properties fo:language="en" fo:country="US"/>
    </style:style>
    <style:style style:name="T493" style:parent-style-name="DefaultParagraphFont" style:family="text">
      <style:text-properties fo:background-color="#00FF00" fo:language="en" fo:country="US"/>
    </style:style>
    <style:style style:name="T494" style:parent-style-name="DefaultParagraphFont" style:family="text">
      <style:text-properties fo:language="en" fo:country="US"/>
    </style:style>
    <style:style style:name="T495" style:parent-style-name="DefaultParagraphFont" style:family="text">
      <style:text-properties fo:background-color="#FFFF00" fo:language="en" fo:country="US"/>
    </style:style>
    <style:style style:name="T496" style:parent-style-name="DefaultParagraphFont" style:family="text">
      <style:text-properties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fo:background-color="#00FF00" fo:language="en" fo:country="US"/>
    </style:style>
    <style:style style:name="T499" style:parent-style-name="DefaultParagraphFont" style:family="text">
      <style:text-properties fo:language="en" fo:country="US"/>
    </style:style>
    <style:style style:name="T500" style:parent-style-name="DefaultParagraphFont" style:family="text">
      <style:text-properties fo:background-color="#00FFFF" fo:language="en" fo:country="US"/>
    </style:style>
    <style:style style:name="T501" style:parent-style-name="DefaultParagraphFont" style:family="text">
      <style:text-properties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fo:language="en" fo:country="US"/>
    </style:style>
    <style:style style:name="T504" style:parent-style-name="DefaultParagraphFont" style:family="text">
      <style:text-properties fo:background-color="#FFFF00" fo:language="en" fo:country="US"/>
    </style:style>
    <style:style style:name="T505" style:parent-style-name="DefaultParagraphFont" style:family="text">
      <style:text-properties fo:language="el" fo:country="GR"/>
    </style:style>
    <style:style style:name="T506" style:parent-style-name="DefaultParagraphFont" style:family="text">
      <style:text-properties fo:language="el" fo:country="GR"/>
    </style:style>
    <style:style style:name="T507" style:parent-style-name="DefaultParagraphFont" style:family="text">
      <style:text-properties fo:background-color="#00FFFF" fo:language="en" fo:country="US"/>
    </style:style>
    <style:style style:name="T508" style:parent-style-name="DefaultParagraphFont" style:family="text">
      <style:text-properties fo:language="el" fo:country="GR"/>
    </style:style>
    <style:style style:name="T509" style:parent-style-name="DefaultParagraphFont" style:family="text">
      <style:text-properties fo:language="el" fo:country="GR"/>
    </style:style>
    <style:style style:name="T510" style:parent-style-name="DefaultParagraphFont" style:family="text">
      <style:text-properties fo:background-color="#00FF00" fo:language="en" fo:country="US"/>
    </style:style>
    <style:style style:name="T511" style:parent-style-name="DefaultParagraphFont" style:family="text">
      <style:text-properties fo:language="el" fo:country="GR"/>
    </style:style>
    <style:style style:name="T512" style:parent-style-name="DefaultParagraphFont" style:family="text">
      <style:text-properties fo:language="el" fo:country="GR"/>
    </style:style>
    <style:style style:name="T513" style:parent-style-name="DefaultParagraphFont" style:family="text">
      <style:text-properties fo:background-color="#FF00FF" fo:language="en" fo:country="US"/>
    </style:style>
    <style:style style:name="T514" style:parent-style-name="DefaultParagraphFont" style:family="text">
      <style:text-properties fo:language="el" fo:country="GR"/>
    </style:style>
    <style:style style:name="T515" style:parent-style-name="DefaultParagraphFont" style:family="text">
      <style:text-properties fo:language="el" fo:country="GR"/>
    </style:style>
    <style:style style:name="T516" style:parent-style-name="DefaultParagraphFont" style:family="text">
      <style:text-properties fo:language="el" fo:country="GR"/>
    </style:style>
    <style:style style:name="T517" style:parent-style-name="DefaultParagraphFont" style:family="text">
      <style:text-properties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DefaultParagraphFont" style:family="text">
      <style:text-properties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DefaultParagraphFon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DefaultParagraphFont" style:family="text">
      <style:text-properties style:font-name="Times New Roman" fo:font-size="12pt" style:font-size-asian="12pt" style:font-size-complex="12pt" fo:language="en" fo:country="US"/>
    </style:style>
    <style:style style:name="P5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1" style:parent-style-name="Standard" style:family="paragraph">
      <style:paragraph-properties fo:text-align="start" fo:text-indent="0in"/>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T546" style:parent-style-name="Hyperlink" style:family="text">
      <style:text-properties fo:font-weight="bold" style:font-weight-asian="bold" style:font-weight-complex="bold" fo:language="da" fo:country="DK"/>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Standard" style:family="paragraph">
      <style:paragraph-properties fo:text-align="start" fo:text-indent="0in"/>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FFFF00"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background-color="#00FFFF"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background-color="#00FF00"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DefaultParagraphFont" style:family="text">
      <style:text-properties style:font-name="Times New Roman" fo:font-size="12pt" style:font-size-asian="12pt" style:font-size-complex="12pt" fo:background-color="#FF00FF" fo:language="en" fo:country="US"/>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T566" style:parent-style-name="DefaultParagraphFont" style:family="text">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9" style:parent-style-name="Standard" style:family="paragraph">
      <style:paragraph-properties fo:text-align="start" fo:text-indent="0in"/>
    </style:style>
    <style:style style:name="T570" style:parent-style-name="DefaultParagraphFont" style:family="text">
      <style:text-properties style:font-name="Times New Roman" fo:font-size="12pt" style:font-size-asian="12pt" style:font-size-complex="12pt" fo:background-color="#00FF00"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background-color="#FF00FF"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background-color="#FFFF00"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background-color="#00FFFF"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style>
    <style:style style:name="T583" style:parent-style-name="DefaultParagraphFont" style:family="text">
      <style:text-properties style:font-name="Times New Roman" fo:font-size="12pt" style:font-size-asian="12pt" style:font-size-complex="12pt" fo:language="en" fo:country="US"/>
    </style:style>
    <style:style style:name="P584" style:parent-style-name="Standard" style:family="paragraph">
      <style:paragraph-properties fo:text-align="start" fo:text-indent="0in"/>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background-color="#00FF00"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fo:background-color="#FF00FF"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background-color="#FFFF00"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00FFFF"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style:font-name="Times New Roman" fo:font-size="12pt" style:font-size-asian="12pt" style:font-size-complex="12pt" fo:language="en" fo:country="US"/>
    </style:style>
    <style:style style:name="P597" style:parent-style-name="Standard" style:family="paragraph">
      <style:paragraph-properties fo:text-align="start" fo:text-indent="0in"/>
      <style:text-properties fo:language="en" fo:country="US"/>
    </style:style>
    <style:style style:name="P5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0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0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fo:font-weight="bold" style:font-weight-asian="bold" style:font-weight-complex="bold" fo:language="en" fo:country="US"/>
    </style:style>
    <style:style style:name="P604" style:parent-style-name="Standard" style:family="paragraph">
      <style:paragraph-properties fo:text-align="start" fo:text-indent="0in"/>
      <style:text-properties fo:font-weight="bold" style:font-weight-asian="bold" style:font-weight-complex="bold" fo:language="en" fo:country="US"/>
    </style:style>
    <style:style style:name="P605" style:parent-style-name="Standard" style:family="paragraph">
      <style:paragraph-properties fo:text-align="start" fo:text-indent="0in"/>
      <style:text-properties fo:font-weight="bold" style:font-weight-asian="bold" style:font-weight-complex="bold" fo:language="en" fo:country="US"/>
    </style:style>
    <style:style style:name="P606" style:parent-style-name="Standard" style:family="paragraph">
      <style:paragraph-properties fo:text-align="start" fo:text-indent="0in"/>
      <style:text-properties fo:font-weight="bold" style:font-weight-asian="bold" style:font-weight-complex="bold" fo:language="en" fo:country="US"/>
    </style:style>
    <style:style style:name="P607" style:parent-style-name="Standard" style:family="paragraph">
      <style:paragraph-properties fo:text-align="start" fo:text-indent="0in"/>
      <style:text-properties fo:font-weight="bold" style:font-weight-asian="bold" style:font-weight-complex="bold" fo:language="en" fo:country="US"/>
    </style:style>
    <style:style style:name="P608" style:parent-style-name="Standard" style:family="paragraph">
      <style:paragraph-properties fo:text-align="start" fo:text-indent="0in"/>
      <style:text-properties fo:font-weight="bold" style:font-weight-asian="bold" style:font-weight-complex="bold" fo:language="en" fo:country="US"/>
    </style:style>
    <style:style style:name="P609" style:parent-style-name="Standard" style:family="paragraph">
      <style:paragraph-properties fo:text-align="start" fo:text-indent="0in"/>
      <style:text-properties fo:font-weight="bold" style:font-weight-asian="bold" style:font-weight-complex="bold"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font-weight="bold" style:font-weight-asian="bold" style:font-weight-complex="bold"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font-weight="bold" style:font-weight-asian="bold" style:font-weight-complex="bold" fo:language="en" fo:country="US"/>
    </style:style>
    <style:style style:name="P614" style:parent-style-name="Standard" style:family="paragraph">
      <style:paragraph-properties fo:text-align="start" fo:text-indent="0in"/>
      <style:text-properties fo:font-weight="bold" style:font-weight-asian="bold" style:font-weight-complex="bold" fo:language="en" fo:country="US"/>
    </style:style>
    <style:style style:name="P615" style:parent-style-name="Standard"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text-properties fo:font-weight="bold" style:font-weight-asian="bold" style:font-weight-complex="bold" fo:language="en" fo:country="US"/>
    </style:style>
    <style:style style:name="P617" style:parent-style-name="Standard" style:family="paragraph">
      <style:paragraph-properties fo:text-align="start" fo:text-indent="0in"/>
      <style:text-properties fo:font-weight="bold" style:font-weight-asian="bold" style:font-weight-complex="bold" fo:language="en" fo:country="US"/>
    </style:style>
    <style:style style:name="P618" style:parent-style-name="Standard" style:family="paragraph">
      <style:paragraph-properties fo:text-align="start" fo:text-indent="0in"/>
      <style:text-properties fo:font-weight="bold" style:font-weight-asian="bold" style:font-weight-complex="bold" fo:language="en" fo:country="US"/>
    </style:style>
    <style:style style:name="P619" style:parent-style-name="Standard" style:family="paragraph">
      <style:paragraph-properties fo:text-align="start" fo:text-indent="0in"/>
      <style:text-properties fo:font-weight="bold" style:font-weight-asian="bold" style:font-weight-complex="bold" fo:language="en" fo:country="US"/>
    </style:style>
    <style:style style:name="P620" style:parent-style-name="Standard" style:family="paragraph">
      <style:paragraph-properties fo:text-align="start" fo:text-indent="0in"/>
      <style:text-properties fo:font-weight="bold" style:font-weight-asian="bold" style:font-weight-complex="bold" fo:language="en" fo:country="US"/>
    </style:style>
    <style:style style:name="P621" style:parent-style-name="Standard" style:family="paragraph">
      <style:paragraph-properties fo:text-align="start" fo:text-indent="0in"/>
      <style:text-properties fo:font-weight="bold" style:font-weight-asian="bold" style:font-weight-complex="bold" fo:language="en" fo:country="US"/>
    </style:style>
    <style:style style:name="P622" style:parent-style-name="Standard" style:family="paragraph">
      <style:paragraph-properties fo:text-align="start" fo:text-indent="0in"/>
      <style:text-properties fo:font-weight="bold" style:font-weight-asian="bold" style:font-weight-complex="bold" fo:language="en" fo:country="US"/>
    </style:style>
    <style:style style:name="P623" style:parent-style-name="Standard" style:family="paragraph">
      <style:paragraph-properties fo:text-align="start" fo:text-indent="0in"/>
      <style:text-properties fo:font-weight="bold" style:font-weight-asian="bold" style:font-weight-complex="bold" fo:language="en" fo:country="US"/>
    </style:style>
    <style:style style:name="P624" style:parent-style-name="Standard" style:family="paragraph">
      <style:paragraph-properties fo:text-align="start" fo:text-indent="0in"/>
      <style:text-properties fo:font-weight="bold" style:font-weight-asian="bold" style:font-weight-complex="bold" fo:language="en" fo:country="US"/>
    </style:style>
    <style:style style:name="P625" style:parent-style-name="Standard" style:family="paragraph">
      <style:paragraph-properties fo:text-align="start" fo:text-indent="0in"/>
      <style:text-properties fo:font-weight="bold" style:font-weight-asian="bold" style:font-weight-complex="bold" fo:language="en" fo:country="US"/>
    </style:style>
    <style:style style:name="P626" style:parent-style-name="Standard" style:family="paragraph">
      <style:paragraph-properties fo:text-align="start" fo:text-indent="0in"/>
      <style:text-properties fo:font-weight="bold" style:font-weight-asian="bold" style:font-weight-complex="bold" fo:language="en" fo:country="US"/>
    </style:style>
    <style:style style:name="P627" style:parent-style-name="Standard" style:family="paragraph">
      <style:paragraph-properties fo:text-align="start" fo:text-indent="0in"/>
      <style:text-properties fo:font-weight="bold" style:font-weight-asian="bold" style:font-weight-complex="bold" fo:language="en" fo:country="US"/>
    </style:style>
    <style:style style:name="P628" style:parent-style-name="Standard" style:family="paragraph">
      <style:paragraph-properties fo:text-align="start" fo:text-indent="0in"/>
      <style:text-properties fo:font-weight="bold" style:font-weight-asian="bold" style:font-weight-complex="bold" fo:language="en" fo:country="US"/>
    </style:style>
    <style:style style:name="P629" style:parent-style-name="Standard" style:family="paragraph">
      <style:paragraph-properties fo:text-align="start" fo:text-indent="0in"/>
      <style:text-properties fo:font-weight="bold" style:font-weight-asian="bold" style:font-weight-complex="bold" fo:language="en" fo:country="US"/>
    </style:style>
    <style:style style:name="P630" style:parent-style-name="Standard" style:family="paragraph">
      <style:paragraph-properties fo:text-align="start" fo:text-indent="0in"/>
      <style:text-properties fo:font-weight="bold" style:font-weight-asian="bold" style:font-weight-complex="bold" fo:language="en" fo:country="US"/>
    </style:style>
    <style:style style:name="P631" style:parent-style-name="Standard" style:family="paragraph">
      <style:paragraph-properties fo:text-align="start" fo:text-indent="0in"/>
      <style:text-properties fo:font-weight="bold" style:font-weight-asian="bold" style:font-weight-complex="bold" fo:language="en" fo:country="US"/>
    </style:style>
    <style:style style:name="P63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4916in"/>
    </style:style>
    <style:style style:name="T637" style:parent-style-name="Absatz-Standardschriftart" style:family="text">
      <style:text-properties style:font-name="Times New Roman" fo:font-size="12pt" style:font-size-asian="12pt" style:font-size-complex="12pt"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style>
    <style:style style:name="T640" style:parent-style-name="Absatz-Standardschriftart" style:family="text">
      <style:text-properties style:font-name="Times New Roman" fo:font-size="12pt" style:font-size-asian="12pt" style:font-size-complex="12pt" fo:language="en" fo:country="US"/>
    </style:style>
    <style:style style:name="P641" style:parent-style-name="Standard" style:family="paragraph">
      <style:paragraph-properties fo:text-align="start" fo:text-indent="0in"/>
      <style:text-properties fo:font-weight="bold" style:font-weight-asian="bold" style:font-weight-complex="bold" fo:language="en" fo:country="US"/>
    </style:style>
    <style:style style:name="P642" style:parent-style-name="Standard" style:family="paragraph">
      <style:paragraph-properties fo:text-align="start" fo:text-indent="0in"/>
    </style:style>
    <style:style style:name="T64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T646"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47" style:parent-style-name="Standard"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fo:font-weight="bold" style:font-weight-asian="bold" style:font-weight-complex="bold" fo:language="en" fo:country="US"/>
    </style:style>
    <style:style style:name="P652"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office:annotation office:name="67" xml:id="1598640840"><dc:creator>Janka Hauffe</dc:creator><dc:date>2025-02-23T10:04:00</dc:date><meta:creator-initials>JH</meta:creator-initials><text:p text:style-name="P313"><text:span text:style-name="T314">There is a good correlation between the degree of the EEG abnormality and cognitive impairment (Brenner et al., 1988; Erkinjuntti et al., 1988; Johannesson et al., 1979;</text:span></text:p><text:p text:style-name="P315"><text:span text:style-name="T316">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17">).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8"><office:annotation office:name="68" xml:id="1252881188"><dc:creator>Janka Hauffe</dc:creator><dc:date>2025-02-11T18:18:00</dc:date><meta:creator-initials>JH</meta:creator-initials><text:p text:style-name="P319">Delete?</text:p></office:annotation>and monitoring disease progression<text:s/></text:span><text:span text:style-name="CommentReference"><office:annotation-end office:name="68"/></text:span><text:span text:style-name="T320">(</text:span><text:span text:style-name="T321"><office:annotation office:name="69" xml:id="1455591793"><dc:creator>Janka Hauffe</dc:creator><dc:date>2025-02-11T12:21:00</dc:date><meta:creator-initials>JH</meta:creator-initials><text:p text:style-name="P322">From Babiloni et al., 2016</text:p></office:annotation>Celesia et al., 1987, Rossini et al., 2007, Rossini, 2009, Yener et al., 2008, Yener et al., 2009</text:span><text:span text:style-name="T323"><office:annotation-end office:name="69"/></text:span><text:span text:style-name="T324">).<text:s/></text:span></text:p>
      <text:p text:style-name="P325"><text:span text:style-name="T326"><office:annotation office:name="70" xml:id="1303051402"><dc:creator>Janka Hauffe</dc:creator><dc:date>2025-02-11T18:53:00</dc:date><meta:creator-initials>JH</meta:creator-initials><text:p text:style-name="P327">Or should I first mention all the advantages of neuroimaging, then say that and then the advantages of EEG compared to MRI etc. ?</text:p></office:annotation>Beginning in 1970, the clinical use of EEG<text:s/></text:span><text:span text:style-name="CommentReference"><office:annotation-end office:name="70"/></text:span><text:span text:style-name="T328">for diagnosing abnormal brain aging progressively supplanted as more advanced<text:s/></text:span><text:span text:style-name="T329"><office:annotation office:name="71" xml:id="63821536"><dc:creator>Janka Hauffe</dc:creator><dc:date>2025-02-11T18:56:00</dc:date><meta:creator-initials>JH</meta:creator-initials><text:p text:style-name="P330">Other word as EEG is not a neuroimaging technique</text:p></office:annotation>neuroimaging techniques<text:s/></text:span><text:span text:style-name="CommentReference"><office:annotation-end office:name="71"/></text:span><text:span text:style-name="T331">became available (Babiloni et al., 2011). Despite this (shift/transition)</text:span><text:span text:style-name="T332">,<text:s/></text:span><text:span text:style-name="T333">EEG remains a valuable and widely used tool in scientific research and (some) clinical settings due to its unique advantages over other neuroimaging techniques. EEG is a direct, non-invasive, safe, cost-effective and<text:s/></text:span><text:span text:style-name="T334"><office:annotation office:name="72" xml:id="1214374927"><dc:creator>Janka Hauffe</dc:creator><dc:date>2025-02-11T18:23:00</dc:date><meta:creator-initials>JH</meta:creator-initials><text:p text:style-name="P335">Delete here?</text:p></office:annotation>portable</text:span><text:span text:style-name="CommentReference"><office:annotation-end office:name="72"/></text:span><text:span text:style-name="T336"><text:s/>method, making it a simple and convenient tool for assessing brain function (Babiloni et al., 2016; Babiloni et al., 2021;<text:s/></text:span><text:span text:style-name="T337"><office:annotation office:name="73" xml:id="580171474"><dc:creator>Janka Hauffe</dc:creator><dc:date>2025-02-11T12:06:00</dc:date><meta:creator-initials>JH</meta:creator-initials><text:p text:style-name="P338">@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39"><text:a xlink:href="https://doi.org/10.1016/j.cub.2018.11.052" office:target-frame-name="_top" xlink:show="replace"><text:span text:style-name="Hyperlink">https://doi.org/10.1016/j.cub.2018.11.052</text:span></text:a></text:p></office:annotation>Biasiucci, Franceschiello &amp; Murray, 2019</text:span><text:span text:style-name="T340"><office:annotation-end office:name="73"/></text:span><text:span text:style-name="T341"><office:annotation-end office:name="74"/></text:span><text:span text:style-name="T342">;<text:s/></text:span><text:span text:style-name="T343"><office:annotation office:name="75" xml:id="727445112"><dc:creator>Janka Hauffe</dc:creator><dc:date>2025-02-11T12:02:00</dc:date><meta:creator-initials>JH</meta:creator-initials><text:p text:style-name="P34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45"><text:a xlink:href="https://doi.org/10.1371/journal.pone.0244180" office:target-frame-name="_top" xlink:show="replace"><text:span text:style-name="Hyperlink">https://doi.org/10.1371/journal.pone.0244180</text:span></text:a></text:p></office:annotation>Meghdadi et al., 2021</text:span><text:span text:style-name="T346"><office:annotation-end office:name="75"/></text:span><text:span text:style-name="T347"><office:annotation-end office:name="76"/></text:span><text:span text:style-name="T348">;<text:s/></text:span><text:span text:style-name="T349"><office:annotation office:name="77" xml:id="36019469"><dc:creator>Janka Hauffe</dc:creator><dc:date>2025-02-11T11:56:00</dc:date><meta:creator-initials>JH</meta:creator-initials><text:p text:style-name="P35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51"><text:a xlink:href="https://doi.org/10.1038/s41398-023-02681-2" office:target-frame-name="_top" xlink:show="replace"><text:span text:style-name="T352">https://doi.org/10.1038/s41398-023-02681-2</text:span></text:a></text:p></office:annotation><text:soft-page-break/>Neo, Foti, Keehn &amp; Kelleher, 2023</text:span><text:span text:style-name="T353"><office:annotation-end office:name="77"/></text:span><text:span text:style-name="T354"><office:annotation-end office:name="78"/></text:span><text:span text:style-name="T355">;<text:s/></text:span><text:span text:style-name="T356"><office:annotation office:name="79" xml:id="57243892"><dc:creator>Janka Hauffe</dc:creator><dc:date>2025-02-11T12:00:00</dc:date><meta:creator-initials>JH</meta:creator-initials><text:p text:style-name="P35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358"><text:a xlink:href="https://doi.org/10.1016/j.clinph.2019.06.006" office:target-frame-name="_top" xlink:show="replace"><text:span text:style-name="Hyperlink">https://doi.org/10.1016/j.clinph.2019.06.006</text:span></text:a></text:p></office:annotation>Rossini et al., 2019</text:span><text:span text:style-name="T359"><office:annotation-end office:name="79"/></text:span><text:span text:style-name="T360"><office:annotation-end office:name="80"/></text:span><text:span text:style-name="T361">). Furthermore, EEG offers high temporal resolution (</text:span><text:span text:style-name="T362"><office:annotation office:name="81" xml:id="1192296597"><dc:creator>Janka Hauffe</dc:creator><dc:date>2025-02-11T12:02:00</dc:date><meta:creator-initials>JH</meta:creator-initials><text:p text:style-name="P363">@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364"><text:a xlink:href="https://doi.org/10.1371/journal.pone.0244180" office:target-frame-name="_top" xlink:show="replace"><text:span text:style-name="Hyperlink">https://doi.org/10.1371/journal.pone.0244180</text:span></text:a></text:p></office:annotation>Meghdadi et al., 2021</text:span><text:span text:style-name="T365"><office:annotation-end office:name="81"/></text:span><text:span text:style-name="T366"><office:annotation-end office:name="82"/></text:span><text:span text:style-name="T367">;<text:s/></text:span><text:span text:style-name="T368"><office:annotation office:name="83" xml:id="1013172376"><dc:creator>Janka Hauffe</dc:creator><dc:date>2025-02-11T12:20:00</dc:date><meta:creator-initials>JH</meta:creator-initials><text:p text:style-name="P369">From Babiloni et al., 2016</text:p></office:annotation>Rossini et al., 2004</text:span><text:span text:style-name="T370"><office:annotation-end office:name="83"/></text:span><text:span text:style-name="T371">;<text:s/></text:span><text:span text:style-name="T372"><office:annotation office:name="84" xml:id="1813417967"><dc:creator>Janka Hauffe</dc:creator><dc:date>2025-02-11T12:00:00</dc:date><meta:creator-initials>JH</meta:creator-initials><text:p text:style-name="P373">@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374"><text:a xlink:href="https://doi.org/10.1016/j.clinph.2019.06.006" office:target-frame-name="_top" xlink:show="replace"><text:span text:style-name="Hyperlink">https://doi.org/10.1016/j.clinph.2019.06.006</text:span></text:a></text:p></office:annotation>Rossini et al., 2019</text:span><text:span text:style-name="T375"><office:annotation-end office:name="84"/></text:span><text:span text:style-name="T376"><office:annotation-end office:name="85"/></text:span><text:span text:style-name="T377">) (time resolution of ≤ 1 ms),<text:s/></text:span><text:span text:style-name="T378"><office:annotation office:name="86" xml:id="1560973093"><dc:creator>Janka Hauffe</dc:creator><dc:date>2025-02-12T08:09:00</dc:date><meta:creator-initials>JH</meta:creator-initials><text:p text:style-name="P379">umschreiben</text:p></office:annotation>enabling it to provide neurophysiological data that cannot be obtained from other neuroimaging techniques (</text:span><text:span text:style-name="CommentReference"><office:annotation-end office:name="86"/></text:span><text:span text:style-name="T380">Biasiucci et al., 2019).<text:s/></text:span></text:p>
      <text:p text:style-name="P381">Another advantage is its repeatability – EEG markers remain largely unaffected by meta-learning relative to task progression, allowing for repeated assessments throughout disease progression (Babiloni et al., 2016).<text:s/></text:p>
      <text:p text:style-name="P382"><text:span text:style-name="T383">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84"><office:annotation office:name="87" xml:id="56235754"><dc:creator>Janka Hauffe</dc:creator><dc:date>2025-02-12T12:19:00</dc:date><meta:creator-initials>JH</meta:creator-initials><text:p text:style-name="P385">Saby JN, Marshall PJ. The utility of EEG band power analysis in the study of infancy and early childhood. Dev Neuropsychol. 2012;37:253–73.<text:s/></text:p><text:p text:style-name="P386"/><text:p text:style-name="P387"><text:span text:style-name="T388">Third, resting state EEG data may be collected from individuals with a wide range of developmental and functioning levels (23).</text:span></text:p></office:annotation>recorded in highly comparable<text:s/></text:span><text:span text:style-name="CommentReference"><office:annotation-end office:name="87"/></text:span><text:span text:style-name="T389">experimental conditions in healthy subject, subjects with SCD, subjects with MCI and subjects with more progressed disease such as AD (</text:span><text:span text:style-name="T390"><office:annotation office:name="88" xml:id="1835313223"><dc:creator>Janka Hauffe</dc:creator><dc:date>2025-02-11T12:24:00</dc:date><meta:creator-initials>JH</meta:creator-initials><text:p text:style-name="P391">From Babiloni et al., 2016</text:p></office:annotation>Rossini et al., 2007</text:span><text:span text:style-name="T392"><office:annotation-end office:name="88"/></text:span><text:span text:style-name="T393">).</text:span></text:p>
      <text:p text:style-name="P394"/>
      <text:p text:style-name="P395"><text:span text:style-name="T396"><office:annotation office:name="89" xml:id="1233749048"><dc:creator>Janka Hauffe</dc:creator><dc:date>2025-02-12T12:36:00</dc:date><meta:creator-initials>JH</meta:creator-initials><text:p text:style-name="P397">Methods or here?</text:p></office:annotation>This study<text:s/></text:span><text:span text:style-name="CommentReference"><office:annotation-end office:name="89"/></text:span><text:span text:style-name="T398">will focus on analyzing resting state EEG (rsEEG) as an important approach within qEEG methodologies, as it is a promising tool for measuring quantifying brain neurophysiological dysfunction (Babiloni et al., 2011; Babiloni et al., 2016;<text:s/></text:span><text:span text:style-name="T399"><office:annotation office:name="90" xml:id="1819339030"><dc:creator>Janka Hauffe</dc:creator><dc:date>2025-02-11T12:08:00</dc:date><meta:creator-initials>JH</meta:creator-initials><text:p text:style-name="P40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1" xml:id="1722337065"><dc:creator>Janka Hauffe</dc:creator><dc:date>2025-02-11T12:09:00</dc:date><meta:creator-initials>JH</meta:creator-initials><text:p text:style-name="P401"><text:a xlink:href="https://doi.org/10.1016/j.biopsycho.2024.108823" office:target-frame-name="_top" xlink:show="replace"><text:span text:style-name="T402">https://doi.org/10.1016/j.biopsycho.2024.108823</text:span></text:a></text:p></office:annotation>Perez, Duque, Hidalgo &amp; Salvador, 2024</text:span><text:span text:style-name="T403"><office:annotation-end office:name="90"/></text:span><text:span text:style-name="T404"><office:annotation-end office:name="91"/></text:span><text:span text:style-name="T405">). Unlike the measuring of ERPs, rsEEG captures spontaneous brain activity independently of cognitive tasks or stimuli<text:s/></text:span><text:span text:style-name="T406">(</text:span><text:span text:style-name="T407">Babiloni et al., 2016; Babiloni et al., 2021;<text:s/></text:span><text:span text:style-name="T408"><office:annotation office:name="92" xml:id="2032528167"><dc:creator>Janka Hauffe</dc:creator><dc:date>2025-02-11T12:50:00</dc:date><meta:creator-initials>JH</meta:creator-initials><text:p text:style-name="P409">@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3" xml:id="1519316681"><dc:creator>Janka Hauffe</dc:creator><dc:date>2025-02-11T12:50:00</dc:date><meta:creator-initials>JH</meta:creator-initials><text:p text:style-name="P410"><text:a xlink:href="https://doi.org/10.1073/pnas.0700668104" office:target-frame-name="_top" xlink:show="replace"><text:span text:style-name="T411">https://doi.org/10.1073/pnas.0700668104</text:span></text:a></text:p></office:annotation>Mantini, Perrucci, Del Gratta, Romani &amp; Corbetta, 2007</text:span><text:span text:style-name="CommentReference"><office:annotation-end office:name="92"/></text:span><text:span text:style-name="CommentReference"><office:annotation-end office:name="93"/></text:span><text:span text:style-name="T412">;<text:s/></text:span><text:span text:style-name="T413">Perez et al., 2024</text:span><text:span text:style-name="T414">),<text:s/></text:span><text:span text:style-name="T415">making it resilient to factors such as fatigue, movement, anxiety, or meta-learning (Babiloni et al., 2016; Babiloni et al., 2021; Perez et al., 2024).</text:span></text:p>
      <text:p text:style-name="P416">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17"/>
      <text:p text:style-name="P418"><text:span text:style-name="T419">Now about</text:span><text:span text:style-name="T420"><office:annotation office:name="94" xml:id="343741838"><dc:creator>Janka Hauffe</dc:creator><dc:date>2025-02-12T18:22:00</dc:date><meta:creator-initials>JH</meta:creator-initials><text:p text:style-name="P421"><text:span text:style-name="T422">Frequency bands</text:span></text:p><text:p text:style-name="P423"><text:span text:style-name="T424">1–4 Hz (</text:span><text:span text:style-name="T425">delta</text:span><text:span text:style-name="T426">), 4–8 Hz (</text:span><text:span text:style-name="T427">theta</text:span><text:span text:style-name="T428">), 8–13 Hz (</text:span><text:span text:style-name="T429">alpha</text:span><text:span text:style-name="T430">), 13–30 Hz (</text:span><text:span text:style-name="T431">beta</text:span><text:span text:style-name="T432">), and &gt;30 Hz (gamma) (Babiloni et al., 2011; Babiloni et al., 2016).<text:s/></text:span><text:span text:style-name="T433">Each of these frequencies conveys peculiar physiological information on brain functional state during sleep and wake periods (Babiloni et al., 2011; Nunez et al., 1999).</text:span></text:p><text:p text:style-name="P434"><text:span text:style-name="T435">A certain consensus is reached on the following physiological model (Babiloni et al., 2011). During slow-wave sleep, corticofugal slow oscillations (&lt;1 Hz) are effective in grouping thalamic-generated<text:s/></text:span><text:span text:style-name="T436">delta</text:span><text:span text:style-name="T437"><text:s/>rhythms (1–4 Hz) and spindling activity (7–14 Hz) [14]. In this condition,<text:s/></text:span><text:span text:style-name="T438">delta</text:span><text:span text:style-name="T439"><text:s/>rhythms would dominate EEG oscillations, while<text:s/></text:span><text:span text:style-name="T440">alpha</text:span><text:span text:style-name="T441"><text:s/>rhythms (about 8–12 Hz) would be suppressed (Babiloni et al., 2011). In the case of endogenous or exogenous arousing stimuli, spindles, high- and low-frequency components of the<text:s/></text:span><text:span text:style-name="T442">delta</text:span><text:span text:style-name="T443"><text:s/>rhythms are blocked by the inhibition of reticulo-thalamic (7–14 Hz), thalamocortical (1–4 Hz), and intracortical (&lt;1 Hz) oscillators (Babiloni et al., 2011).</text:span></text:p><text:p text:style-name="P444"><text:span text:style-name="T445">These rhythms are replaced by fast oscillations in the range of<text:s/></text:span><text:span text:style-name="T446">beta</text:span><text:span text:style-name="T447"><text:s/>(14–30 Hz) and gamma frequencies (&gt;30 Hz) [14, 15]. In the wake resting state condition,<text:s/></text:span><text:span text:style-name="T448">alpha</text:span><text:span text:style-name="T449"><text:s/>rhythms would dominate the human EEG oscillatory activity, while<text:s/></text:span><text:span text:style-name="T450">delta</text:span><text:span text:style-name="T451"><text:s/>rhythms would be quite low in amplitude in physiological conditions [16–18].</text:span></text:p><text:p text:style-name="P452"><text:span text:style-name="T453">Babiloni et al., 2016:</text:span></text:p><text:p text:style-name="P454"><text:span text:style-name="T455">The background spontaneous oscillatory activity of brain neurons at about 10 Hz generates the dominant<text:s/></text:span><text:span text:style-name="T456">alpha</text:span><text:span text:style-name="T457"><text:s/>rhythm of restingstate EEG activity first described by Berger. In the classical studies by Jasper and Penfield (1949),<text:s/></text:span><text:span text:style-name="T458">alpha</text:span><text:span text:style-name="T459"><text:s/>rhythms ranging from about 8 to 12 Hz were recorded from nearly the entire upper cortical surface (including the frontal and prefrontal areas) in a large population of patients awake during surgery.</text:span></text:p><text:p text:style-name="P460"><text:span text:style-name="T461">In the condition of slow-wave sleep, cortico-fugal slow oscillations (b1 Hz) are effective</text:span></text:p><text:p text:style-name="P462"><text:span text:style-name="T463">in grouping thalamic-generated<text:s/></text:span><text:span text:style-name="T464">delta</text:span><text:span text:style-name="T465"><text:s/>rhythms (1–4 Hz) and spindling activity (7–14 Hz) rhythms (Steriade, 2003). In the condition of brain arousal, spindles as well as high and low components of the<text:s/></text:span><text:span text:style-name="T466">delta</text:span><text:span text:style-name="T467"><text:s/>rhythms are blocked by the inhibition of oscillators within, respectively, reticulo-thalamic (7–14 Hz), thalamo-cortical (1–4 Hz), and intra-cortical (b1 Hz), neuronal circuits. These rhythms are replaced by fast (</text:span><text:span text:style-name="T468">beta</text:span><text:span text:style-name="T469"><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0">alpha</text:span><text:span text:style-name="T471"><text:s/>would be mainly related to subject's global attentional readiness (Klimesch, 1996; Klimesch et al., 1997, 1998; Rossini et al., 1991; Q13Steriade and Llinas, 1998). Noteworthy, there is consensus that<text:s/></text:span><text:span text:style-name="T472">alpha</text:span><text:span text:style-name="T473"><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74">delta</text:span><text:span text:style-name="T475"><text:s/>(1–4 Hz),<text:s/></text:span><text:span text:style-name="T476">theta</text:span><text:span text:style-name="T477"><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4"/></text:span><text:span text:style-name="T478">bands in general before looking at abnormalities in frequeny bands in MCI and covid patients</text:span></text:p>
      <text:p text:style-name="P479"/>
      <text:p text:style-name="P480"><text:span text:style-name="T481">Eyes-closed rsEEG rhythms undergo gradual changes across physiological</text:span><text:span text:style-name="T482"><office:annotation office:name="95" xml:id="1420984254"><dc:creator>Janka Hauffe</dc:creator><dc:date>2025-02-12T18:20:00</dc:date><meta:creator-initials>JH</meta:creator-initials><text:p text:style-name="P483"><text:span text:style-name="T484">(It was observed a marked amplitude decrease of<text:s/></text:span><text:span text:style-name="T485">alpha</text:span><text:span text:style-name="T486"><text:s/>(8–13 Hz) and a global “slowing” of the background EEG, which increases in power and spatial distribution in the slower<text:s/></text:span><text:span text:style-name="T487">delta</text:span><text:span text:style-name="T488"><text:s/>(1–4 Hz) and<text:s/></text:span><text:span text:style-name="T489">theta</text:span><text:span text:style-name="T490"><text:s/>(4–8 Hz) rhythms [58–61]. A recent study in a large sample of healthy subjects (N = 215, 18–85 years) confirmed an age-dependent power decrement of posterior low-frequency<text:s/></text:span><text:span text:style-name="T491">alpha</text:span><text:span text:style-name="T492"><text:s/>(</text:span><text:span text:style-name="T493">alpha</text:span><text:span text:style-name="T494"><text:s/>1; 8–10.5 Hz) and<text:s/></text:span><text:span text:style-name="T495">delta</text:span><text:span text:style-name="T496"><text:s/>rhythms [62].)</text:span></text:p><text:p text:style-name="P497"><text:span text:style-name="T498">Alpha</text:span><text:span text:style-name="T499"><text:s/>power is linked to heightened attention and task engagement, whereas<text:s/></text:span><text:span text:style-name="T500">theta</text:span><text:span text:style-name="T501"><text:s/>power is associated with memory encoding and retrieval (Perez et al., 2024).<text:s/></text:span></text:p><text:p text:style-name="P502"><text:span text:style-name="T503">The predominant approach in the literature focuses on the analysis of broad frequency bands in the EEG power spectrum, from slow bands,<text:s/></text:span><text:span text:style-name="T504">delta</text:span><text:span text:style-name="T505"><text:s/>(</text:span>δ<text:span text:style-name="T506">:0.1–&lt;4 Hz) and<text:s/></text:span><text:span text:style-name="T507">theta</text:span><text:span text:style-name="T508"><text:s/>(</text:span>θ<text:span text:style-name="T509">:4–&lt;8 Hz), to faster bands,<text:s/></text:span><text:span text:style-name="T510">alpha</text:span><text:span text:style-name="T511"><text:s/>(</text:span>α<text:span text:style-name="T512">: 8–13 Hz),<text:s/></text:span><text:span text:style-name="T513">beta</text:span><text:span text:style-name="T514"><text:s/>(</text:span>β<text:span text:style-name="T515">:14–30 Hz), and gamma (</text:span>γ<text:span text:style-name="T516">: &gt;30–80 H) (</text:span><text:span text:style-name="T517">Babiloni, et al., 2020).<text:s/></text:span></text:p></office:annotation><text:s/>aging<text:s/></text:span><text:span text:style-name="CommentReference"><office:annotation-end office:name="95"/></text:span><text:span text:style-name="T518">(Babiloni et al., 2011; Babiloni et al., 2016;<text:s/></text:span><text:span text:style-name="T519"><office:annotation office:name="96" xml:id="1276522785"><dc:creator>Janka Hauffe</dc:creator><dc:date>2025-02-11T12:54:00</dc:date><meta:creator-initials>JH</meta:creator-initials><text:p text:style-name="P520">From Perez</text:p></office:annotation><office:annotation office:name="97" xml:id="943944206"><dc:creator>Janka Hauffe</dc:creator><dc:date>2025-02-12T18:20:00</dc:date><meta:creator-initials>JH</meta:creator-initials><text:p text:style-name="P521"><text:span text:style-name="T522">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96"/></text:span><text:span text:style-name="CommentReference"><office:annotation-end office:name="97"/></text:span><text:span text:style-name="T523">).<text:s/></text:span><text:span text:style-name="T524"><office:annotation office:name="98" xml:id="2051875719"><dc:creator>Janka Hauffe</dc:creator><dc:date>2025-02-12T16:12:00</dc:date><meta:creator-initials>JH</meta:creator-initials><text:p text:style-name="P525"><text:span text:style-name="T526">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98"/></text:span><text:span text:style-name="T527">to characterize these rhythms is through spectral power analysis across distinct<text:s/></text:span><text:soft-page-break/><text:span text:style-name="T528">frequency bands, as it reflects the distribution of neural activity and its role in various cognitive processes (Babiloni et al., 2016; Perez et al., 2024;<text:s/></text:span><text:span text:style-name="T529"><office:annotation office:name="99" xml:id="1291115368"><dc:creator>Janka Hauffe</dc:creator><dc:date>2025-02-11T12:53:00</dc:date><meta:creator-initials>JH</meta:creator-initials><text:p text:style-name="P530">From Perez et al., 2024</text:p></office:annotation>Ward, 2003</text:span><text:span text:style-name="CommentReference"><office:annotation-end office:name="99"/></text:span><text:span text:style-name="T531">).<text:s/></text:span><text:span text:style-name="T532"><office:annotation office:name="100" xml:id="2147299855"><dc:creator>Janka Hauffe</dc:creator><dc:date>2025-02-12T16:24:00</dc:date><meta:creator-initials>JH</meta:creator-initials><text:p text:style-name="P533">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100"/></text:span><text:span text:style-name="T534">(</text:span><text:span text:style-name="T535"><office:annotation office:name="101" xml:id="812060325"><dc:creator>Janka Hauffe</dc:creator><dc:date>2025-02-11T12:54:00</dc:date><meta:creator-initials>JH</meta:creator-initials><text:p text:style-name="P536">From Perez</text:p></office:annotation>Lejko et al., 2020</text:span><text:span text:style-name="CommentReference"><office:annotation-end office:name="101"/></text:span><text:span text:style-name="T537">).</text:span></text:p>
      <text:p text:style-name="P538"/>
      <text:p text:style-name="P539">While changes in EEG frequencybands in AD are quite straight forward, there are inconsisten findings in frequencybands in MCI.<text:s/></text:p>
      <text:p text:style-name="P540"/>
      <text:p text:style-name="P541"><text:span text:style-name="T542">Greater EEG slowing was associated with worse cognitive impairment, as indicated by lower MMSE scores (</text:span><text:span text:style-name="T543"><office:annotation office:name="102" xml:id="445168618"><dc:creator>Janka Hauffe</dc:creator><dc:date>2025-02-13T07:40:00</dc:date><meta:creator-initials>JH</meta:creator-initials><text:p text:style-name="P544">@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03" xml:id="847789502"><dc:creator>Janka Hauffe</dc:creator><dc:date>2025-02-13T07:40:00</dc:date><meta:creator-initials>JH</meta:creator-initials><text:p text:style-name="P545"><text:a xlink:href="https://doi.org/10.1016/j.isci.2021.102386" office:target-frame-name="_top" xlink:show="replace"><text:span text:style-name="T546">https://doi.org/10.1016/j.isci.2021.102386</text:span></text:a></text:p></office:annotation>D’Atri et al., 2021)</text:span><text:span text:style-name="T547">.<text:s/></text:span><text:span text:style-name="CommentReference"><office:annotation-end office:name="102"/></text:span><text:span text:style-name="CommentReference"><office:annotation-end office:name="103"/></text:span><text:span text:style-name="T548">.</text:span></text:p>
      <text:p text:style-name="P549"><text:span text:style-name="T550">Studies have found that EEG signals in older adults with cognitive impairment exhibit specific characteristics, such as a basic rhythm slowdown, manifested by an increase in low-frequency band (</text:span><text:span text:style-name="T551">delta</text:span><text:span text:style-name="T552">,<text:s/></text:span><text:span text:style-name="T553">theta</text:span><text:span text:style-name="T554">) power and a decrease in high-frequency band (</text:span><text:span text:style-name="T555">alpha</text:span><text:span text:style-name="T556">,<text:s/></text:span><text:span text:style-name="T557">beta</text:span><text:span text:style-name="T558">) power [</text:span><text:span text:style-name="T559"><office:annotation office:name="104" xml:id="1158485547"><dc:creator>Janka Hauffe</dc:creator><dc:date>2025-01-30T13:55:00</dc:date><meta:creator-initials>JH</meta:creator-initials><text:p text:style-name="P560">8. Lejko N, Larabi D I, Herrmann C S, et al. Alpha Power and Functional Con-</text:p><text:p text:style-name="P561">nectivity in Cognitive decline: a systematic review and Meta-analysis [J]. J</text:p><text:p text:style-name="P562">Alzheimers Dis. 2020;78:1047–88.</text:p><text:p text:style-name="P563">9. Garrido-Chaves R Perezv, Zapater-Fajarí M, et al. EEG markers and subjec-</text:p><text:p text:style-name="P564">tive memory complaints in young and older people [J]. Int J Psychophysiol.</text:p><text:p text:style-name="P565">2022;182:23–31.</text:p></office:annotation>8, 9</text:span><text:span text:style-name="CommentReference"><office:annotation-end office:name="104"/></text:span><text:span text:style-name="T566">] (Liu et al., 2024) (Farina et al., 2020)..</text:span></text:p>
      <text:p text:style-name="P567"/>
      <text:p text:style-name="P568">Compared with healthy older adults, patients with Alzheimer’s disease show decreased</text:p>
      <text:p text:style-name="P569"><text:span text:style-name="T570">alpha</text:span><text:span text:style-name="T571"><text:s/>and<text:s/></text:span><text:span text:style-name="T572">beta</text:span><text:span text:style-name="T573"><text:s/>power as well as increased<text:s/></text:span><text:span text:style-name="T574">delta</text:span><text:span text:style-name="T575"><text:s/>and<text:s/></text:span><text:span text:style-name="T576">theta</text:span><text:span text:style-name="T577"><text:s/>power during resting state electroencephalography (rsEEG) (Fröglich et al., 2021). Findings for mild cognitive impairment (MCI) are less conclusive (Fröhlich et al., 2021).</text:span></text:p>
      <text:p text:style-name="P578"/>
      <text:p text:style-name="P579">Despite the evidence of abnormal cortical rhythms in MCI and AD subjects, EEG analysis alone is unable to allow a diagnosis of disease (Babiloni et al., 2011).</text:p>
      <text:p text:style-name="P580">The hypothesis of some strict relationships between brain activity in MCI and AD subjects implies the prediction of similar features of resting state EEG rhythm in MCI and AD subjects as a function of genetic risk factors (Babiloni et al., 2011).</text:p>
      <text:p text:style-name="P581"/>
      <text:p text:style-name="P582"><text:span text:style-name="T583">Results indicate no rsEEG power differences between healthy individuals and those with MCI (Fröhlich et al., 2021).</text:span></text:p>
      <text:p text:style-name="P584"><text:span text:style-name="T585">Thus, the hypotheses that MCI is characterized by lower<text:s/></text:span><text:span text:style-name="T586">alpha</text:span><text:span text:style-name="T587"><text:s/>and<text:s/></text:span><text:span text:style-name="T588">beta</text:span><text:span text:style-name="T589"><text:s/>power as well as <text:s/>stronger<text:s/></text:span><text:span text:style-name="T590">delta</text:span><text:span text:style-name="T591"><text:s/>and<text:s/></text:span><text:span text:style-name="T592">theta</text:span><text:span text:style-name="T593"><text:s/>power during<text:s/></text:span><text:span text:style-name="T594"><office:annotation office:name="105" xml:id="270785227"><dc:creator>Janka Hauffe</dc:creator><dc:date>2025-02-14T13:16:00</dc:date><meta:creator-initials>JH</meta:creator-initials><text:p text:style-name="P595">Eyes closed</text:p></office:annotation>EC</text:span><text:span text:style-name="CommentReference"><office:annotation-end office:name="105"/></text:span><text:span text:style-name="T596"><text:s/>could not be confirmed in our sample (Fröhlich et al., 2021).</text:span></text:p>
      <text:p text:style-name="P597"/>
      <text:p text:style-name="P598">Alpha</text:p>
      <text:p text:style-name="P599">Beta</text:p>
      <text:soft-page-break/>
      <text:p text:style-name="P600">Delta</text:p>
      <text:p text:style-name="P601">Theta</text:p>
      <text:p text:style-name="P602"/>
      <text:p text:style-name="P603"/>
      <text:p text:style-name="P604"/>
      <text:p text:style-name="P605"/>
      <text:p text:style-name="P606">Introduction to EEG</text:p>
      <text:p text:style-name="P607">Introduction to Resting state</text:p>
      <text:p text:style-name="P608">EEG in subjective cognitive impairment</text:p>
      <text:p text:style-name="P609">EEG in objective cognitive impairment (MCI)</text:p>
      <text:p text:style-name="P610">How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11">EEG in PCS patients</text:p>
      <text:p text:style-name="P612">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13">Fatigue as a <text:s/>symptom of PCS</text:p>
      <text:p text:style-name="P614">EEG in Fatigue</text:p>
      <text:p text:style-name="P615">Summary</text:p>
      <text:p text:style-name="P616">Research question</text:p>
      <text:p text:style-name="P617">Hypotheses</text:p>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Subjective cognitive deficits in everyday situations are predicted by elevated anxiety and fatigue levels more than by objective cognitive performance (Zamarian et al., 2024).</text:p>
      <text:p text:style-name="P633">This lack of alignment highlights the complexity of cognitive impairment and raises questions about which additional factors may influence individuals’ perceptions of cognitive difficulties.<text:s/></text:p>
      <text:p text:style-name="P634">Recent research has addressed these questions by examining how psychological symptoms influence subjective cognitive and objective cognitive impairment.</text:p>
      <text:p text:style-name="P63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636"><text:span text:style-name="T63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38"/>
      <text:p text:style-name="P639"><text:span text:style-name="T640">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641"/>
      <text:p text:style-name="P642"><text:span text:style-name="T643"><office:annotation office:name="106" xml:id="2023504428"><dc:creator>Janka Hauffe</dc:creator><dc:date>2025-01-29T13:08:00</dc:date><meta:creator-initials>JH</meta:creator-initials><text:p text:style-name="P644">MCI</text:p></office:annotation>Petersen (2016):<text:s/></text:span><text:span text:style-name="CommentReference"><office:annotation-end office:name="106"/></text:span><office:annotation office:name="107" xml:id="1294159832"><dc:creator>Janka Hauffe</dc:creator><dc:date>2025-01-29T13:04:00</dc:date><meta:creator-initials>JH</meta:creator-initials><text:p text:style-name="P64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46">https://doi.org/10.1212/CON.0000000000000313</text:span></text:a><text:span text:style-name="CommentReference"><office:annotation-end office:name="107"/></text:span></text:p>
      <text:p text:style-name="P647"><text:span text:style-name="T648"><office:annotation office:name="108" xml:id="506205494"><dc:creator>Janka Hauffe</dc:creator><dc:date>2025-01-29T13:08:00</dc:date><meta:creator-initials>JH</meta:creator-initials><text:p text:style-name="P649">Might be more important for discussion</text:p></office:annotation><text:soft-page-break/>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08"/></text:span></text:p>
      <text:p text:style-name="P650"/>
      <text:p text:style-name="P651"/>
      <text:p text:style-name="P6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3T09:24:00Z</dc:date>
    <meta:print-date>2025-02-12T18:36:00Z</meta:print-date>
    <meta:template xlink:href="Normal.dotm" xlink:type="simple"/>
    <meta:editing-cycles>3</meta:editing-cycles>
    <meta:editing-duration>PT0S</meta:editing-duration>
    <meta:document-statistic meta:page-count="11" meta:paragraph-count="50" meta:word-count="3440" meta:character-count="25062" meta:row-count="180" meta:non-whitespace-character-count="21672"/>
  </office:meta>
</office:document-meta>
</file>